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8ad07"/>
    </style:style>
    <style:style style:name="P2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3" style:family="paragraph" style:parent-style-name="Standard">
      <style:text-properties fo:font-weight="normal" officeooo:rsid="0028ad07" officeooo:paragraph-rsid="0028ad07" style:font-weight-asian="normal" style:font-weight-complex="normal"/>
    </style:style>
    <style:style style:name="P4" style:family="paragraph" style:parent-style-name="Standard">
      <style:text-properties officeooo:rsid="00274548" officeooo:paragraph-rsid="0028ad07"/>
    </style:style>
    <style:style style:name="P5" style:family="paragraph" style:parent-style-name="Standard">
      <style:text-properties fo:font-weight="normal" officeooo:rsid="0028ad07" officeooo:paragraph-rsid="0028ad07" style:font-weight-asian="normal" style:font-weight-complex="normal"/>
    </style:style>
    <style:style style:name="P6" style:family="paragraph" style:parent-style-name="Standard">
      <style:text-properties fo:font-weight="normal" officeooo:rsid="0028ad07" officeooo:paragraph-rsid="00377254" style:font-weight-asian="normal" style:font-weight-complex="normal"/>
    </style:style>
    <style:style style:name="P7" style:family="paragraph" style:parent-style-name="Standard">
      <style:text-properties fo:font-weight="normal" officeooo:rsid="00377254" officeooo:paragraph-rsid="00377254" style:font-weight-asian="normal" style:font-weight-complex="normal"/>
    </style:style>
    <style:style style:name="T1" style:family="text">
      <style:text-properties fo:font-style="normal" officeooo:rsid="0028ad07" style:font-style-asian="normal" style:font-style-complex="normal"/>
    </style:style>
    <style:style style:name="T2" style:family="text">
      <style:text-properties officeooo:rsid="00298c8d"/>
    </style:style>
    <style:style style:name="T3" style:family="text">
      <style:text-properties officeooo:rsid="002b2fc5"/>
    </style:style>
    <style:style style:name="T4" style:family="text">
      <style:text-properties officeooo:rsid="002d7be5"/>
    </style:style>
    <style:style style:name="T5" style:family="text">
      <style:text-properties officeooo:rsid="0032a76d"/>
    </style:style>
    <style:style style:name="T6" style:family="text">
      <style:text-properties officeooo:rsid="00377254"/>
    </style:style>
    <style:style style:name="T7" style:family="text">
      <style:text-properties officeooo:rsid="0037b7f7"/>
    </style:style>
    <style:style style:name="T8" style:family="text">
      <style:text-properties officeooo:rsid="00398f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3L3 English</text:p>
      <text:p text:style-name="P1"><text:span text:style-name="Emphasis"><text:span text:style-name="T1">Huck Finn Multimedia Project Graphic Organizer</text:span></text:span></text:p>
      <text:p text:style-name="P1"><text:span text:style-name="Emphasis"><text:span text:style-name="T1">Ryan Stenmark</text:span></text:span></text:p>
      <text:p text:style-name="P2"/>
      <text:p text:style-name="P2"/>
      <text:p text:style-name="P3">Topic</text:p>
      <text:p text:style-name="P3"/>
      <text:p text:style-name="P3"><text:tab/>The Mississippi River as a symbol</text:p>
      <text:p text:style-name="P3"/>
      <text:p text:style-name="P3">..</text:p>
      <text:p text:style-name="P3"/>
      <text:p text:style-name="P3">Possible Thesis</text:p>
      <text:p text:style-name="P3"/>
      <text:p text:style-name="P3"><text:tab/>The Mississippi River is used to symbolize the illusion of freedom a<text:span text:style-name="T2">nd the reality of the short-<text:tab/>term escape that Huck and Jim experience during The Adventures of Huckleberry Finn.</text:span></text:p>
      <text:p text:style-name="P3"/>
      <text:p text:style-name="P3">..</text:p>
      <text:p text:style-name="P3"/>
      <text:p text:style-name="P3">Character Quotes (2)</text:p>
      <text:p text:style-name="P3"/>
      <text:p text:style-name="P6"><text:tab/><text:span text:style-name="T6">W</text:span>hat is the bigger idea being presented here? </text:p>
      <text:p text:style-name="P6"><text:tab/>Why is this important to your thesis?</text:p>
      <text:p text:style-name="P3"/>
      <text:p text:style-name="P3"><text:tab/><text:span text:style-name="T5">Chapter 15, page 59. <text:s/>Huck's retelling of Jim's interpretation of his 'dream'.</text:span></text:p>
      <text:p text:style-name="P3"><text:tab/>“<text:span text:style-name="T5">The lot of towheads was troubles we was going to get into with quarrelsome people and all <text:tab/>kinds of mean folks, but if we minded our buisness and didn't talk back and aggravate them, we <text:tab/>would pull through and get out of the fog and into the big clear river, which was the free states, <text:tab/>and wouldn't have no more trouble.”</text:span></text:p>
      <text:p text:style-name="P3"/>
      <text:p text:style-name="P7"><text:tab/>Analysis: In this passage, Huck is explaining that the river is their path to freedom, away from <text:tab/>their past troubles. <text:span text:style-name="T7">By pulling through the big clear river, they are are travelling away from their <text:tab/>stressful lives of slavery and abuse. They assume their problems will disappear when they reach <text:tab/>the free states. Their thinking is clouded by </text:span></text:p>
      <text:p text:style-name="P7"/>
      <text:p text:style-name="P7"><text:tab/><text:span text:style-name="T7">Jim is naive, he assumes he will receive equality in the free states, as he does on the river.</text:span></text:p>
      <text:p text:style-name="P7"><text:tab/><text:span text:style-name="T7">Huck has unrealistic expectations of his life in the free states. He has to support himself as an <text:tab/>independent child.</text:span></text:p>
      <text:p text:style-name="P7"><text:tab/><text:span text:style-name="T7">Fog represents clouded judgement and thinking.</text:span></text:p>
      <text:p text:style-name="P3"/>
      <text:p text:style-name="P3">.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Related Episodes (2)</text:p>
      <text:p text:style-name="P3"/>
      <text:p text:style-name="P3"><text:tab/><text:span text:style-name="T3">Chapter 12</text:span></text:p>
      <text:p text:style-name="P3"><text:tab/><text:span text:style-name="T3">Huck and Jim's encounter with the bandits on board the wrecked steamboat during the flood.</text:span></text:p>
      <text:p text:style-name="P3"/>
      <text:p text:style-name="P3"><text:tab/><text:span text:style-name="T8">Analysis: River is just one exchange of a bad situation for another. They believed their journey <text:tab/>would be smooth sailing, but encounter challenges all along the way. When they encounter <text:tab/>people on land, they are seeing reality, but prioritize their unrealistic expectations over the <text:tab/>reality they fail to percieve. </text:span></text:p>
      <text:p text:style-name="P3"/>
      <text:p text:style-name="P3"><text:tab/><text:span text:style-name="T3">Chapter 15</text:span></text:p>
      <text:p text:style-name="P3"><text:tab/><text:span text:style-name="T3">Huck gets separated from Jim in a fog. When reunited, Huck convinces Jim of dreaming up <text:tab/>Huck's disappearance until he realizes Huck's bluff. Jim is disturbed by Huck's willingness to <text:tab/>lie.</text:span></text:p>
      <text:p text:style-name="P3"><text:tab/></text:p>
      <text:p text:style-name="P3">..</text:p>
      <text:p text:style-name="P3"/>
      <text:p text:style-name="P3">Real-life Connections</text:p>
      <text:p text:style-name="P3"/>
      <text:p text:style-name="P3"><text:tab/><text:span text:style-name="T3">Your problems cannot be ignored, you must resolve them yourself to be truly free.</text:span></text:p>
      <text:p text:style-name="P3"/>
      <text:p text:style-name="P3">..</text:p>
      <text:p text:style-name="P3"/>
      <text:p text:style-name="P3">Twain's Point of View</text:p>
      <text:p text:style-name="P3"/>
      <text:p text:style-name="P3"><text:tab/><text:span text:style-name="T4">Twain leads us down the same river of illusion of freedom and gradual realization that Huck <text:tab/>and Jim experience by starting their adventure with a mostly positive experience on Jackson's <text:tab/>Island and following up with one-after-another miscellanious encounters which only become <text:tab/>more and more dangerous as time passes.</text:span></text:p>
      <text:p text:style-name="P3"/>
      <text:p text:style-name="P3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4-13T19:01:52.695149263</dc:date>
    <meta:editing-duration>PT2H12M</meta:editing-duration>
    <meta:editing-cycles>19</meta:editing-cycles>
    <meta:generator>LibreOffice/4.4.7.2$Linux_X86_64 LibreOffice_project/40$Build-2</meta:generator>
    <meta:document-statistic meta:table-count="0" meta:image-count="0" meta:object-count="0" meta:page-count="2" meta:paragraph-count="33" meta:word-count="418" meta:character-count="2514" meta:non-whitespace-character-count="2091"/>
  </office:meta>
</office:document-meta>
</file>